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.11pt" fo:break-before="auto" style:use-optimal-row-height="true"/>
    </style:style>
    <style:style style:name="ro3" style:family="table-row">
      <style:table-row-properties style:row-height="16.4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2.9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453ccc" style:text-outline="false" style:text-line-through-style="none" style:text-line-through-type="none" style:font-name="Helvetica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Helvetica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453ccc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453ccc" style:font-name="Helvetica" fo:font-size="12pt" style:text-outline="false" style:letter-kerning="false" fo:letter-spacing="normal" style:font-name-asian="Helvetica" style:font-name-complex="Helvetica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type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>text</text:p>
          </table:table-cell>
          <table:table-cell table:style-name="ce1"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" xlink:type="simple">ws-na.amazon-adsystem.com/widgets/q?ServiceVersion=20070822&amp;OneJS=1&amp;Operation=GetAdHtml&amp;MarketPlace=US&amp;source=ac&amp;ref=tf_til&amp;ad_type=product_link&amp;tracking_id=jhhappyhour-20&amp;marketplace=amazon&amp;region</text:a>=US&amp;placement=0394750594&amp;asins=0394750594&amp;linkId=7ce99d91e132f5c6e6fdea5b625e7e4f&amp;show_border=true&amp;link_opens_in_new_window=true&amp;price_color=333333&amp;title_color=0066c0&amp;bg_color=fafafa"&gt;</text:p>
          </table:table-cell>
        </table:table-row>
        <table:table-row table:style-name="ro2">
          <table:table-cell office:value-type="string" calcext:value-type="string">
            <text:p>text</text:p>
          </table:table-cell>
          <table:table-cell table:style-name="ce1"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" xlink:type="simple">ws-na.amazon-adsystem.com/widgets/q?ServiceVersion=20070822&amp;OneJS=1&amp;Operation=GetAdHtml&amp;MarketPlace=US&amp;source=ac&amp;ref=tf_til&amp;ad_type=product_link&amp;tracking_id=jhhappyhour-20&amp;marketplace=amazon&amp;region</text:a>=US&amp;placement=1557833737&amp;asins=1557833737&amp;linkId=24e4ea4b1c28003dc709c7c6ff85ed00&amp;show_border=true&amp;link_opens_in_new_window=true&amp;price_color=333333&amp;title_color=0066c0&amp;bg_color=fafafa"&gt;</text:p>
          </table:table-cell>
        </table:table-row>
        <table:table-row table:style-name="ro2">
          <table:table-cell office:value-type="string" calcext:value-type="string">
            <text:p>text</text:p>
          </table:table-cell>
          <table:table-cell table:style-name="ce1"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" xlink:type="simple">ws-na.amazon-adsystem.com/widgets/q?ServiceVersion=20070822&amp;OneJS=1&amp;Operation=GetAdHtml&amp;MarketPlace=US&amp;source=ac&amp;ref=tf_til&amp;ad_type=product_link&amp;tracking_id=jhhappyhour-20&amp;marketplace=amazon&amp;region</text:a>=US&amp;placement=1626549974&amp;asins=1626549974&amp;linkId=e4d423f369ceed192ff12746b7c9b76f&amp;show_border=true&amp;link_opens_in_new_window=true&amp;price_color=333333&amp;title_color=0066c0&amp;bg_color=fafafa"&gt;</text:p>
          </table:table-cell>
        </table:table-row>
        <table:table-row table:style-name="ro2">
          <table:table-cell office:value-type="string" calcext:value-type="string">
            <text:p>text</text:p>
          </table:table-cell>
          <table:table-cell table:style-name="ce1"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" xlink:type="simple">ws-na.amazon-adsystem.com/widgets/q?ServiceVersion=20070822&amp;OneJS=1&amp;Operation=GetAdHtml&amp;MarketPlace=US&amp;source=ac&amp;ref=tf_til&amp;ad_type=product_link&amp;tracking_id=jhhappyhour-20&amp;marketplace=amazon&amp;region</text:a>=US&amp;placement=0553272950&amp;asins=0553272950&amp;linkId=f49401a0b09c15f6d2e18958bea32778&amp;show_border=true&amp;link_opens_in_new_window=true&amp;price_color=333333&amp;title_color=0066c0&amp;bg_color=fafafa"&gt;</text:p>
          </table:table-cell>
        </table:table-row>
        <table:table-row table:style-name="ro2">
          <table:table-cell office:value-type="string" calcext:value-type="string">
            <text:p>text</text:p>
          </table:table-cell>
          <table:table-cell table:style-name="ce1"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" xlink:type="simple">ws-na.amazon-adsystem.com/widgets/q?ServiceVersion=20070822&amp;OneJS=1&amp;Operation=GetAdHtml&amp;MarketPlace=US&amp;source=ac&amp;ref=tf_til&amp;ad_type=product_link&amp;tracking_id=jhhappyhour-20&amp;marketplace=amazon&amp;region</text:a>=US&amp;placement=0060928190&amp;asins=0060928190&amp;linkId=09912dfae5b0a30bf2d3b47c85c675fa&amp;show_border=true&amp;link_opens_in_new_window=true&amp;price_color=333333&amp;title_color=0066c0&amp;bg_color=fafafa"&gt;</text:p>
          </table:table-cell>
        </table:table-row>
        <table:table-row table:style-name="ro2">
          <table:table-cell office:value-type="string" calcext:value-type="string">
            <text:p>text</text:p>
          </table:table-cell>
          <table:table-cell table:style-name="ce1"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" xlink:type="simple">ws-na.amazon-adsystem.com/widgets/q?ServiceVersion=20070822&amp;OneJS=1&amp;Operation=GetAdHtml&amp;MarketPlace=US&amp;source=ac&amp;ref=tf_til&amp;ad_type=product_link&amp;tracking_id=jhhappyhour-20&amp;marketplace=amazon&amp;region</text:a>=US&amp;placement=0062292099&amp;asins=0062292099&amp;linkId=1ad862b77b2e4832081839abee045e11&amp;show_border=true&amp;link_opens_in_new_window=true&amp;price_color=333333&amp;title_color=0066c0&amp;bg_color=fafafa"&gt;</text:p>
          </table:table-cell>
        </table:table-row>
        <table:table-row table:style-name="ro2">
          <table:table-cell office:value-type="string" calcext:value-type="string">
            <text:p>text</text:p>
          </table:table-cell>
          <table:table-cell table:style-name="ce1"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" xlink:type="simple">ws-na.amazon-adsystem.com/widgets/q?ServiceVersion=20070822&amp;OneJS=1&amp;Operation=GetAdHtml&amp;MarketPlace=US&amp;source=ac&amp;ref=tf_til&amp;ad_type=product_link&amp;tracking_id=jhhappyhour-20&amp;marketplace=amazon&amp;region</text:a>=US&amp;placement=0470228482&amp;asins=0470228482&amp;linkId=eea91a6441f2134b951656bc53398f06&amp;show_border=true&amp;link_opens_in_new_window=true&amp;price_color=333333&amp;title_color=0066c0&amp;bg_color=fafafa"&gt;</text:p>
          </table:table-cell>
        </table:table-row>
        <table:table-row table:style-name="ro2">
          <table:table-cell office:value-type="string" calcext:value-type="string">
            <text:p>text</text:p>
          </table:table-cell>
          <table:table-cell table:style-name="ce1"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" xlink:type="simple">ws-na.amazon-adsystem.com/widgets/q?ServiceVersion=20070822&amp;OneJS=1&amp;Operation=GetAdHtml&amp;MarketPlace=US&amp;source=ac&amp;ref=tf_til&amp;ad_type=product_link&amp;tracking_id=jhhappyhour-20&amp;marketplace=amazon&amp;region</text:a>=US&amp;placement=B0001Z3IHG&amp;asins=B0001Z3IHG&amp;linkId=6ccacc36b555c231f9ca240e13f80609&amp;show_border=true&amp;link_opens_in_new_window=true&amp;price_color=333333&amp;title_color=0066c0&amp;bg_color=fafafa"&gt;</text:p>
          </table:table-cell>
        </table:table-row>
        <table:table-row table:style-name="ro2">
          <table:table-cell office:value-type="string" calcext:value-type="string">
            <text:p>text</text:p>
          </table:table-cell>
          <table:table-cell table:style-name="ce1"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" xlink:type="simple">ws-na.amazon-adsystem.com/widgets/q?ServiceVersion=20070822&amp;OneJS=1&amp;Operation=GetAdHtml&amp;MarketPlace=US&amp;source=ac&amp;ref=tf_til&amp;ad_type=product_link&amp;tracking_id=jhhappyhour-20&amp;marketplace=amazon&amp;region</text:a>=US&amp;placement=0684829576&amp;asins=0684829576&amp;linkId=4fd0dc0cc4a691f9915edb522ce4153a&amp;show_border=true&amp;link_opens_in_new_window=true&amp;price_color=333333&amp;title_color=0066c0&amp;bg_color=fafafa"&gt;</text:p>
          </table:table-cell>
        </table:table-row>
        <table:table-row table:style-name="ro2">
          <table:table-cell office:value-type="string" calcext:value-type="string">
            <text:p>text</text:p>
          </table:table-cell>
          <table:table-cell table:style-name="ce1"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" xlink:type="simple">ws-na.amazon-adsystem.com/widgets/q?ServiceVersion=20070822&amp;OneJS=1&amp;Operation=GetAdHtml&amp;MarketPlace=US&amp;source=ac&amp;ref=tf_til&amp;ad_type=product_link&amp;tracking_id=jhhappyhour-20&amp;marketplace=amazon&amp;region</text:a>=US&amp;placement=0896762505&amp;asins=0896762505&amp;linkId=c43d2d62a65a9ceaa0b324322bb8ddcc&amp;show_border=true&amp;link_opens_in_new_window=true&amp;price_color=333333&amp;title_color=0066c0&amp;bg_color=fafafa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95083217&amp;asins=1495083217&amp;linkId=41ade164ad41e217b0ece80b8e42b52f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95083217&amp;asins=1495083217&amp;linkId=41ade164ad41e217b0ece80b8e42b52f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63407881X&amp;asins=063407881X&amp;linkId=ff0aefe682f20737d2db576e39a3ef71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63407881X&amp;asins=063407881X&amp;linkId=ff0aefe682f20737d2db576e39a3ef71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780387776&amp;asins=1780387776&amp;linkId=8c719048681b8f875e525fda2677f9d4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780387776&amp;asins=1780387776&amp;linkId=8c719048681b8f875e525fda2677f9d4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575608294&amp;asins=1575608294&amp;linkId=a01d5645725cb796d9abf4e88f53f775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575608294&amp;asins=1575608294&amp;linkId=a01d5645725cb796d9abf4e88f53f775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95057542&amp;asins=1495057542&amp;linkId=5a89d7160fd802cd3f58a73ca19e10c5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95057542&amp;asins=1495057542&amp;linkId=5a89d7160fd802cd3f58a73ca19e10c5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95003442&amp;asins=1495003442&amp;linkId=f74055695f2c23641b3c60b52eda8403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95003442&amp;asins=1495003442&amp;linkId=f74055695f2c23641b3c60b52eda8403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793594111&amp;asins=0793594111&amp;linkId=a7974a9a59e7670865f87a511a57dc6e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793594111&amp;asins=0793594111&amp;linkId=a7974a9a59e7670865f87a511a57dc6e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943351685&amp;asins=0943351685&amp;linkId=e936dd61b6c424c48a021bd1a64a9b2e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943351685&amp;asins=0943351685&amp;linkId=e936dd61b6c424c48a021bd1a64a9b2e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80366129&amp;asins=1480366129&amp;linkId=45bddc9f7938f74cb83195fa9e67edcd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80366129&amp;asins=1480366129&amp;linkId=45bddc9f7938f74cb83195fa9e67edcd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95091678&amp;asins=1495091678&amp;linkId=63255bc6fa293c3146c28447f952fdeb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95091678&amp;asins=1495091678&amp;linkId=63255bc6fa293c3146c28447f952fdeb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95091260&amp;asins=1495091260&amp;linkId=a59b916bd0c57413aff3e325697a3be4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95091260&amp;asins=1495091260&amp;linkId=a59b916bd0c57413aff3e325697a3be4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573704791&amp;asins=0573704791&amp;linkId=392150aaf29f18498f7f3491f5df684c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573704791&amp;asins=0573704791&amp;linkId=392150aaf29f18498f7f3491f5df684c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23437942&amp;asins=1423437942&amp;linkId=e99aaae39f2ad8b98b6060600b7bbadd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23437942&amp;asins=1423437942&amp;linkId=e99aaae39f2ad8b98b6060600b7bbadd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95075702&amp;asins=1495075702&amp;linkId=88634fc09ce150553fcc8d36d4bdd608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95075702&amp;asins=1495075702&amp;linkId=88634fc09ce150553fcc8d36d4bdd608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80386790&amp;asins=1480386790&amp;linkId=eb36d028ced04028d938ed951becc576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80386790&amp;asins=1480386790&amp;linkId=eb36d028ced04028d938ed951becc576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881880671&amp;asins=0881880671&amp;linkId=340c9233e63a2951960fa903f337a6df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881880671&amp;asins=0881880671&amp;linkId=340c9233e63a2951960fa903f337a6df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571533892&amp;asins=0571533892&amp;linkId=aa8f786c089ddd4b536dc83a805b2fda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571533892&amp;asins=0571533892&amp;linkId=aa8f786c089ddd4b536dc83a805b2fda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603783725&amp;asins=1603783725&amp;linkId=558733cde3a30bd16472f8bc232fd05a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603783725&amp;asins=1603783725&amp;linkId=558733cde3a30bd16472f8bc232fd05a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80342211&amp;asins=1480342211&amp;linkId=aa0b95728094d5aec3eb255f130feee4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80342211&amp;asins=1480342211&amp;linkId=aa0b95728094d5aec3eb255f130feee4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739081047&amp;asins=0739081047&amp;linkId=0aba2da4b3ecd5e33010b4b1f7d89687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739081047&amp;asins=0739081047&amp;linkId=0aba2da4b3ecd5e33010b4b1f7d89687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793535646&amp;asins=0793535646&amp;linkId=bbf53eb21988c7cb4e84cd8ad3b9c6de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793535646&amp;asins=0793535646&amp;linkId=bbf53eb21988c7cb4e84cd8ad3b9c6de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603781358&amp;asins=1603781358&amp;linkId=7717cfb5171acfde298732cccf12171c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603781358&amp;asins=1603781358&amp;linkId=7717cfb5171acfde298732cccf12171c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23493842&amp;asins=1423493842&amp;linkId=0aa562cfda9d6806e06b84b37f1f7c3e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23493842&amp;asins=1423493842&amp;linkId=0aa562cfda9d6806e06b84b37f1f7c3e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95058166&amp;asins=1495058166&amp;linkId=4ef62d3fcddff4e3422217d7b7b6ed52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95058166&amp;asins=1495058166&amp;linkId=4ef62d3fcddff4e3422217d7b7b6ed52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80332453&amp;asins=1480332453&amp;linkId=98bcbc8505aeae87bedbb82f1fbbde9a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80332453&amp;asins=1480332453&amp;linkId=98bcbc8505aeae87bedbb82f1fbbde9a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793525861&amp;asins=0793525861&amp;linkId=c6f6b209cb8fa26fe7cf1b8cebf1f788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793525861&amp;asins=0793525861&amp;linkId=c6f6b209cb8fa26fe7cf1b8cebf1f788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58477223&amp;asins=1458477223&amp;linkId=9b5127622295b70cd011853d0445f77f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58477223&amp;asins=1458477223&amp;linkId=9b5127622295b70cd011853d0445f77f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95072452&amp;asins=1495072452&amp;linkId=28418c5e4ca7ce5d633fe01a181c0cba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95072452&amp;asins=1495072452&amp;linkId=28418c5e4ca7ce5d633fe01a181c0cba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23495802&amp;asins=1423495802&amp;linkId=1f183d79d40bbdc36e29675f6974e966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23495802&amp;asins=1423495802&amp;linkId=1f183d79d40bbdc36e29675f6974e966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76814163&amp;asins=1476814163&amp;linkId=5fe91e83a00d66518f2dc493fa5d0db8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76814163&amp;asins=1476814163&amp;linkId=5fe91e83a00d66518f2dc493fa5d0db8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23400968&amp;asins=1423400968&amp;linkId=010463ab11d332f6d656d1993159089d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23400968&amp;asins=1423400968&amp;linkId=010463ab11d332f6d656d1993159089d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557837376&amp;asins=1557837376&amp;linkId=989932069307cf880c27146aab4a7367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557837376&amp;asins=1557837376&amp;linkId=989932069307cf880c27146aab4a7367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757900917&amp;asins=0757900917&amp;linkId=5c0434baf0d9c42c5fcfc1423a4b8abc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757900917&amp;asins=0757900917&amp;linkId=5c0434baf0d9c42c5fcfc1423a4b8abc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23483715&amp;asins=1423483715&amp;linkId=fde524190b599ad602ce27ef3963f51c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23483715&amp;asins=1423483715&amp;linkId=fde524190b599ad602ce27ef3963f51c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739078593&amp;asins=0739078593&amp;linkId=0c0870040712000c1980452d8af7cbd5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739078593&amp;asins=0739078593&amp;linkId=0c0870040712000c1980452d8af7cbd5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634079190&amp;asins=0634079190&amp;linkId=c939ce00b78d0606fac8d0e80507380c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634079190&amp;asins=0634079190&amp;linkId=c939ce00b78d0606fac8d0e80507380c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575600714&amp;asins=1575600714&amp;linkId=2a62713efc9c16f1a1a0777ebafeedbf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575600714&amp;asins=1575600714&amp;linkId=2a62713efc9c16f1a1a0777ebafeedbf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881885770&amp;asins=0881885770&amp;linkId=d7daa50717301c0bd4f52267166e91fe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881885770&amp;asins=0881885770&amp;linkId=d7daa50717301c0bd4f52267166e91fe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80383651&amp;asins=1480383651&amp;linkId=d828063348d2b117349f1a072c40509c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80383651&amp;asins=1480383651&amp;linkId=d828063348d2b117349f1a072c40509c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881889180&amp;asins=0881889180&amp;linkId=8afaa1f7ed9a4b015dd3cc88d20de792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881889180&amp;asins=0881889180&amp;linkId=8afaa1f7ed9a4b015dd3cc88d20de792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634058355&amp;asins=0634058355&amp;linkId=9d682479de961f7bc2e8c8639f6627ae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634058355&amp;asins=0634058355&amp;linkId=9d682479de961f7bc2e8c8639f6627ae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8039677X&amp;asins=148039677X&amp;linkId=27f15609469b009f448f4aefc9718828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8039677X&amp;asins=148039677X&amp;linkId=27f15609469b009f448f4aefc9718828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769259863&amp;asins=0769259863&amp;linkId=3dc8caea82c76cdc4c5522fdace5c6eb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769259863&amp;asins=0769259863&amp;linkId=3dc8caea82c76cdc4c5522fdace5c6eb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739098365&amp;asins=0739098365&amp;linkId=275065a9d7170e228da048a855020e19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739098365&amp;asins=0739098365&amp;linkId=275065a9d7170e228da048a855020e19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881884472&amp;asins=0881884472&amp;linkId=1305045c1364562597d289e41f37eb81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881884472&amp;asins=0881884472&amp;linkId=1305045c1364562597d289e41f37eb81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576239551&amp;asins=1576239551&amp;linkId=356c5f88fdd031a9a09a58e98ada44f1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576239551&amp;asins=1576239551&amp;linkId=356c5f88fdd031a9a09a58e98ada44f1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88188636X&amp;asins=088188636X&amp;linkId=04bcce1a68f95c1f0ec069a71731a7df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88188636X&amp;asins=088188636X&amp;linkId=04bcce1a68f95c1f0ec069a71731a7df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739064479&amp;asins=0739064479&amp;linkId=895f76dbed9c7534eb64cb981bc20cd9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739064479&amp;asins=0739064479&amp;linkId=895f76dbed9c7534eb64cb981bc20cd9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881882011&amp;asins=0881882011&amp;linkId=5e2e6c989597d5dfb5380f4d247cbc3c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881882011&amp;asins=0881882011&amp;linkId=5e2e6c989597d5dfb5380f4d247cbc3c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23445813&amp;asins=1423445813&amp;linkId=2f0c9060726be5784b14d00b6a383de5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23445813&amp;asins=1423445813&amp;linkId=2f0c9060726be5784b14d00b6a383de5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80394866&amp;asins=1480394866&amp;linkId=1e182ee3225b74202e8f351bda3ebedd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80394866&amp;asins=1480394866&amp;linkId=1e182ee3225b74202e8f351bda3ebedd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80353477&amp;asins=1480353477&amp;linkId=ca8d73fcf465ca725d540329bd8730e9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80353477&amp;asins=1480353477&amp;linkId=ca8d73fcf465ca725d540329bd8730e9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739045628&amp;asins=0739045628&amp;linkId=e7be837a88ca4dc0fa3f1207c7f4f305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739045628&amp;asins=0739045628&amp;linkId=e7be837a88ca4dc0fa3f1207c7f4f305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739081357&amp;asins=0739081357&amp;linkId=4f9b0c273f05d8c457333536e1d6f3c8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739081357&amp;asins=0739081357&amp;linkId=4f9b0c273f05d8c457333536e1d6f3c8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95069427&amp;asins=1495069427&amp;linkId=786d2dde5188d2b41bff453100f37b4c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95069427&amp;asins=1495069427&amp;linkId=786d2dde5188d2b41bff453100f37b4c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23421868&amp;asins=1423421868&amp;linkId=25c76ed3c17bcdb0739124fe163b3af2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23421868&amp;asins=1423421868&amp;linkId=25c76ed3c17bcdb0739124fe163b3af2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58423271&amp;asins=1458423271&amp;linkId=89a92bff1902b9f29e150c722a34a368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58423271&amp;asins=1458423271&amp;linkId=89a92bff1902b9f29e150c722a34a368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80342653&amp;asins=1480342653&amp;linkId=ea990754b926e59e238e236de00ef46e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80342653&amp;asins=1480342653&amp;linkId=ea990754b926e59e238e236de00ef46e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95059057&amp;asins=1495059057&amp;linkId=a72621dec399861703f9c685f7427d6b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95059057&amp;asins=1495059057&amp;linkId=a72621dec399861703f9c685f7427d6b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793567637&amp;asins=0793567637&amp;linkId=66f0433da23fecfd0f1133290b07530c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793567637&amp;asins=0793567637&amp;linkId=66f0433da23fecfd0f1133290b07530c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634096842&amp;asins=0634096842&amp;linkId=6dc4aac921e9fd6250880cffd6c21d52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634096842&amp;asins=0634096842&amp;linkId=6dc4aac921e9fd6250880cffd6c21d52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634064835&amp;asins=0634064835&amp;linkId=0483055162d05fb1bc845055ab3c9283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634064835&amp;asins=0634064835&amp;linkId=0483055162d05fb1bc845055ab3c9283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739054899&amp;asins=0739054899&amp;linkId=ddcda284a91a8f8811f7d649b84c3408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739054899&amp;asins=0739054899&amp;linkId=ddcda284a91a8f8811f7d649b84c3408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739060716&amp;asins=0739060716&amp;linkId=2226f45a88936ed879f2e8a5ea36f382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739060716&amp;asins=0739060716&amp;linkId=2226f45a88936ed879f2e8a5ea36f382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757980511&amp;asins=0757980511&amp;linkId=9d7fe847bc944be2920b4c684e228a7b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757980511&amp;asins=0757980511&amp;linkId=9d7fe847bc944be2920b4c684e228a7b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2345393X&amp;asins=142345393X&amp;linkId=6e0b932984caa41280e526fb96d8c41e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2345393X&amp;asins=142345393X&amp;linkId=6e0b932984caa41280e526fb96d8c41e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739096885&amp;asins=0739096885&amp;linkId=907863cbaf536779b5eb4f5372a1c492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739096885&amp;asins=0739096885&amp;linkId=907863cbaf536779b5eb4f5372a1c492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9506199X&amp;asins=149506199X&amp;linkId=64ad63bf131d93b55103863e223052fc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9506199X&amp;asins=149506199X&amp;linkId=64ad63bf131d93b55103863e223052fc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88188491X&amp;asins=088188491X&amp;linkId=8035421c7f9ceafdbc5bd83b9ac239f2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88188491X&amp;asins=088188491X&amp;linkId=8035421c7f9ceafdbc5bd83b9ac239f2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23472640&amp;asins=1423472640&amp;linkId=a4e1b2a730f0d8b4db201be9449bc48d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23472640&amp;asins=1423472640&amp;linkId=a4e1b2a730f0d8b4db201be9449bc48d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2347287X&amp;asins=142347287X&amp;linkId=c0d49082577a6a06049c1386c4b73919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2347287X&amp;asins=142347287X&amp;linkId=c0d49082577a6a06049c1386c4b73919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B00G95882C&amp;asins=B00G95882C&amp;linkId=fc950adc7031e3636a5ece7ca51b8467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B00G95882C&amp;asins=B00G95882C&amp;linkId=fc950adc7031e3636a5ece7ca51b8467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9501861X&amp;asins=149501861X&amp;linkId=8c10d8ff6b4d97ded6f709eca74aa2ba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9501861X&amp;asins=149501861X&amp;linkId=8c10d8ff6b4d97ded6f709eca74aa2ba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739038885&amp;asins=0739038885&amp;linkId=7e4e90c3d49ac7eebf6370f6c12e82d3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739038885&amp;asins=0739038885&amp;linkId=7e4e90c3d49ac7eebf6370f6c12e82d3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881884464&amp;asins=0881884464&amp;linkId=d31eea6d5f49967bbda13858286acac6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881884464&amp;asins=0881884464&amp;linkId=d31eea6d5f49967bbda13858286acac6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88188541X&amp;asins=088188541X&amp;linkId=31847669f5005eaa4282326a340cd1c9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88188541X&amp;asins=088188541X&amp;linkId=31847669f5005eaa4282326a340cd1c9&amp;show_border=true&amp;link_opens_in_new_window=true&amp;price_color=333333&amp;title_color=0066c0&amp;bg_color=fafafa</text:a>"&gt;</text:p>
          </table:table-cell>
        </table:table-row>
        <table:table-row table:style-name="ro3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739073451&amp;asins=0739073451&amp;linkId=e6686f403ef27ca91237c42f825a7d0c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739073451&amp;asins=0739073451&amp;linkId=e6686f403ef27ca91237c42f825a7d0c&amp;show_border=true&amp;link_opens_in_new_window=true&amp;price_color=333333&amp;title_color=0066c0&amp;bg_color=fafafa</text:a>"&gt;</text:p>
          </table:table-cell>
        </table:table-row>
        <table:table-row table:style-name="ro4">
          <table:table-cell office:value-type="string" calcext:value-type="string">
            <text:p>monologue</text:p>
          </table:table-cell>
          <table:table-cell table:style-name="Default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0823099490&amp;asins=0823099490&amp;linkId=e2cbc2ffa51fb1941792987363b6d4dd&amp;show_border=true&amp;link_opens_in_new_window=true&amp;price_color=333333&amp;title_color=0066c0&amp;bg_color=fafafa"&gt;</text:p>
          </table:table-cell>
        </table:table-row>
        <table:table-row table:style-name="ro1">
          <table:table-cell office:value-type="string" calcext:value-type="string">
            <text:p>monologue</text:p>
          </table:table-cell>
          <table:table-cell table:style-name="Default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0140096493&amp;asins=0140096493&amp;linkId=8f0e4d2a7861826af1c3decd612d4fdf&amp;show_border=true&amp;link_opens_in_new_window=true&amp;price_color=333333&amp;title_color=0066c0&amp;bg_color=fafafa"&gt;</text:p>
          </table:table-cell>
        </table:table-row>
        <table:table-row table:style-name="ro1">
          <table:table-cell office:value-type="string" calcext:value-type="string">
            <text:p>monologue</text:p>
          </table:table-cell>
          <table:table-cell table:style-name="Default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0553263668&amp;asins=0553263668&amp;linkId=d4cc24d11015285561152248aa09fc40&amp;show_border=true&amp;link_opens_in_new_window=true&amp;price_color=333333&amp;title_color=0066c0&amp;bg_color=fafafa"&gt;</text:p>
          </table:table-cell>
        </table:table-row>
        <table:table-row table:style-name="ro1">
          <table:table-cell office:value-type="string" calcext:value-type="string">
            <text:p>monologue</text:p>
          </table:table-cell>
          <table:table-cell table:style-name="Default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1566080975&amp;asins=1566080975&amp;linkId=02db434260e3247d1ca91158b856f6ee&amp;show_border=true&amp;link_opens_in_new_window=true&amp;price_color=333333&amp;title_color=0066c0&amp;bg_color=fafafa"&gt;</text:p>
          </table:table-cell>
        </table:table-row>
        <table:table-row table:style-name="ro1">
          <table:table-cell office:value-type="string" calcext:value-type="string">
            <text:p>monologue</text:p>
          </table:table-cell>
          <table:table-cell table:style-name="Default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0140106766&amp;asins=0140106766&amp;linkId=6346f72c5d6b1a939cbbec65e5e8ac38&amp;show_border=true&amp;link_opens_in_new_window=true&amp;price_color=333333&amp;title_color=0066c0&amp;bg_color=fafafa"&gt;</text:p>
          </table:table-cell>
        </table:table-row>
        <table:table-row table:style-name="ro1">
          <table:table-cell office:value-type="string" calcext:value-type="string">
            <text:p>monologue</text:p>
          </table:table-cell>
          <table:table-cell table:style-name="Default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1138857254&amp;asins=1138857254&amp;linkId=aab81ef83497c484516feb1766aecbb6&amp;show_border=true&amp;link_opens_in_new_window=true&amp;price_color=333333&amp;title_color=0066c0&amp;bg_color=fafafa"&gt;</text:p>
          </table:table-cell>
        </table:table-row>
        <table:table-row table:style-name="ro1">
          <table:table-cell office:value-type="string" calcext:value-type="string">
            <text:p>monologue</text:p>
          </table:table-cell>
          <table:table-cell table:style-name="Default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1575253461&amp;asins=1575253461&amp;linkId=ed2e72d4e289abd12bbc298449c4cf45&amp;show_border=true&amp;link_opens_in_new_window=true&amp;price_color=333333&amp;title_color=0066c0&amp;bg_color=fafafa"&gt;</text:p>
          </table:table-cell>
        </table:table-row>
        <table:table-row table:style-name="ro1">
          <table:table-cell office:value-type="string" calcext:value-type="string">
            <text:p>monologue</text:p>
          </table:table-cell>
          <table:table-cell table:style-name="Default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1575255332&amp;asins=1575255332&amp;linkId=03753a701fa9018ab439f53ec1a07c3f&amp;show_border=true&amp;link_opens_in_new_window=true&amp;price_color=333333&amp;title_color=0066c0&amp;bg_color=fafafa"&gt;</text:p>
          </table:table-cell>
        </table:table-row>
        <table:table-row table:style-name="ro1">
          <table:table-cell office:value-type="string" calcext:value-type="string">
            <text:p>monologue</text:p>
          </table:table-cell>
          <table:table-cell table:style-name="Default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1559365358&amp;asins=1559365358&amp;linkId=2f583532efc7c773ed1bbdf2fa3666ac&amp;show_border=true&amp;link_opens_in_new_window=true&amp;price_color=333333&amp;title_color=0066c0&amp;bg_color=fafafa"&gt;</text:p>
          </table:table-cell>
        </table:table-row>
        <table:table-row table:style-name="ro1">
          <table:table-cell office:value-type="string" calcext:value-type="string">
            <text:p>monologue</text:p>
          </table:table-cell>
          <table:table-cell table:style-name="Default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1575259079&amp;asins=1575259079&amp;linkId=ad141c50eee1cb05fc16bc579e3268ac&amp;show_border=true&amp;link_opens_in_new_window=true&amp;price_color=333333&amp;title_color=0066c0&amp;bg_color=fafafa"&gt;</text:p>
          </table:table-cell>
        </table:table-row>
        <table:table-row table:style-name="ro5">
          <table:table-cell office:value-type="string" calcext:value-type="string">
            <text:p>play</text:p>
          </table:table-cell>
          <table:table-cell table:style-name="ce3" office:value-type="string" calcext:value-type="string">
            <text:p><text:span text:style-name="T1">&lt;iframe style="width:120px;height:240px;" marginwidth="0" marginheight="0" scrolling="no" frameborder="0" src="//</text:span><text:span text:style-name="T1"><text:a xlink:href="http://ws-na.amazon-adsystem.com/widgets/q?ServiceVersion=20070822&amp;OneJS=1&amp;Operation=GetAdHtml&amp;MarketPlace=US&amp;source=ac&amp;ref=tf_til&amp;ad_type=product_link&amp;tracking_id=jhhappyhour-20&amp;marketplace=amazon&amp;region" xlink:type="simple">ws-na.amazon-adsystem.com/widgets/q?ServiceVersion=20070822&amp;OneJS=1&amp;Operation=GetAdHtml&amp;MarketPlace=US&amp;source=ac&amp;ref=tf_til&amp;ad_type=product_link&amp;tracking_id=jhhappyhour-20&amp;marketplace=amazon&amp;region</text:a></text:span><text:span text:style-name="T1">=US&amp;placement=1559362014&amp;asins=1559362014&amp;linkId=0d2074b00e04d9995806dfac5af03e6a&amp;show_border=true&amp;link_opens_in_new_window=true&amp;price_color=333333&amp;title_color=0066c0&amp;bg_color=fafafa"&gt;</text:span>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1559361352&amp;asins=1559361352&amp;linkId=fb303c0dfa84def2b8004d90d26086c5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0822217562&amp;asins=0822217562&amp;linkId=f50b31020bb4ee7f2c9ce1d7dcae1fe6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1559365323&amp;asins=1559365323&amp;linkId=f4fd1384a9041754041b999e7009978d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155936355X&amp;asins=155936355X&amp;linkId=03366175e6056af1da5b47c7ad2cf228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184842437X&amp;asins=184842437X&amp;linkId=f5f8de6683ddce33e4f5dee66eb32e17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1559361727&amp;asins=1559361727&amp;linkId=aaac868acca5899af4f9f4bc479f3055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1559363401&amp;asins=1559363401&amp;linkId=010f0dfd00f076f8e953cfe1c06e46d9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1559361581&amp;asins=1559361581&amp;linkId=481cd107bb37a7768028900903cbcfb6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1559363630&amp;asins=1559363630&amp;linkId=1b3099d7040ae2d9fab4eca59b737f7b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0802139124&amp;asins=0802139124&amp;linkId=837e7a7432e6c08a791df3a942392545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0802139124&amp;asins=0802139124&amp;linkId=837e7a7432e6c08a791df3a942392545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0802132758&amp;asins=0802132758&amp;linkId=be1646aaa8a1a55628a237f3afe43bec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0802126995&amp;asins=0802126995&amp;linkId=17971f08b83abc57ecb7d3a5b6bfd59b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0571197515&amp;asins=0571197515&amp;linkId=759458435d84af53fcaaa5d1280c0374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0571125298&amp;asins=0571125298&amp;linkId=c440207a166ad645d215eea2ff3a3265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0822217317&amp;asins=0822217317&amp;linkId=d3c71d2b1e2377ed766fb7ea23a304e5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0452264014&amp;asins=0452264014&amp;linkId=25c29da1d6d86f7e93a7413453c52bed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0452265347&amp;asins=0452265347&amp;linkId=e92c729f1b1da8b373f3c3da97ce591a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1559363045&amp;asins=1559363045&amp;linkId=f7cf2d93b02a124a4cc7aaf4bb0aba62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1559363088&amp;asins=1559363088&amp;linkId=cd9bb3a2e1b7cfb278fdafb773b6003d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1559362669&amp;asins=1559362669&amp;linkId=4d1e777ce5f47bcfe264476750fc4118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0573662444&amp;asins=0573662444&amp;linkId=c8a9e19c43498e4235e3c633778a6fc0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1559363606&amp;asins=1559363606&amp;linkId=aafcdf6af3c30e535dde5d55617bfe70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1559365420&amp;asins=1559365420&amp;linkId=3a8399498da2422815c64a92fab4790c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1559363894&amp;asins=1559363894&amp;linkId=41635624fb12d745d7d99f11f84bc0a3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0679755330&amp;asins=0679755330&amp;linkId=6c66db6da7ec324c16b32345e2e8772c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0679755322&amp;asins=0679755322&amp;linkId=4472c97fd62a3569c83e9eee5171e101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B003XNTTLM&amp;asins=B003XNTTLM&amp;linkId=e9d75f69a5534e8283db4f6555662fb1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0865479984&amp;asins=0865479984&amp;linkId=95bb2f5b3c33b805b941c9e3a3a9e125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088145222X&amp;asins=088145222X&amp;linkId=2ff9a37cd02575dab3a133813c73f89b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057121150X&amp;asins=057121150X&amp;linkId=eb74972e3f2c936c47ac1edf0c310732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B013JQLL2C&amp;asins=B013JQLL2C&amp;linkId=48426a356966d3d3e9178376669cdd4a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0822221128&amp;asins=0822221128&amp;linkId=192dc1258b9fa15d9cb7279c6f797db8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0822225093&amp;asins=0822225093&amp;linkId=bd7d666d22ef16c700ae2cb0b74be1d1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0822220296&amp;asins=0822220296&amp;linkId=63ffc58d34b131ce048f65003ffee094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0822220288&amp;asins=0822220288&amp;linkId=feccbbd098ee0e0f112dae1dff3f2e4d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0822222175&amp;asins=0822222175&amp;linkId=319efb9866a65c69736d0712cc9a5da0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082222285X&amp;asins=082222285X&amp;linkId=5fd6357d1491ad45b0a2385f2e8955d8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0413566706&amp;asins=0413566706&amp;linkId=788a8c306cd41e1afc49d06ea4866430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0413622703&amp;asins=0413622703&amp;linkId=ebfec9c45c2161a63fcad5e3fac2efe8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1559365404&amp;asins=1559365404&amp;linkId=defccb4e84800233a6fb7f4f996423cf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1854595407&amp;asins=1854595407&amp;linkId=c4a210b9bca90fa947f543c802dd5fc5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1854593420&amp;asins=1854593420&amp;linkId=416f6408e629858038b1cc3735d6bbc0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0802130917&amp;asins=0802130917&amp;linkId=37bdba3f9b264acbffeceee1f3c934fb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0802150578&amp;asins=0802150578&amp;linkId=77dc14d66f90b6aab58c1b88ec233ee8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067974536X&amp;asins=067974536X&amp;linkId=3778494505409215ef54ccd620d4e9b7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0802130461&amp;asins=0802130461&amp;linkId=398dbf08c3980370a25b97bc671b34c8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1559363827&amp;asins=1559363827&amp;linkId=25b1e914fb0d35724e5953aaa74a8b9a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1559365021&amp;asins=1559365021&amp;linkId=e60b783a94fa0edb33eb8915037ead72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1559365471&amp;asins=1559365471&amp;linkId=fcda27ba0a32559da8d2f548fd755ee2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082221623X&amp;asins=082221623X&amp;linkId=e6fdc569ad7f989e6685ff58e0d759f7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1559361093&amp;asins=1559361093&amp;linkId=3cbb507122d22ec4a72366f742c904e2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1559361441&amp;asins=1559361441&amp;linkId=f6acb9f11795183f4e2400b0f059071c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0822213915&amp;asins=0822213915&amp;linkId=333e8f5b4f2594af11ce454833377c00&amp;show_border=true&amp;link_opens_in_new_window=true&amp;price_color=333333&amp;title_color=0066c0&amp;bg_color=fafafa"&gt;</text:p>
          </table:table-cell>
        </table:table-row>
        <table:table-row table:style-name="ro6">
          <table:table-cell office:value-type="string" calcext:value-type="string">
            <text:p>play</text:p>
          </table:table-cell>
          <table:table-cell table:style-name="ce4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0822216698&amp;asins=0822216698&amp;linkId=b3d1f53225c24c7ee83dad693008eb0b&amp;show_border=true&amp;link_opens_in_new_window=true&amp;price_color=333333&amp;title_color=0066c0&amp;bg_color=fafafa"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/00/0000</text:date>, <text:time style:data-style-name="N2" text:time-value="12:04:01.26964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5:18:31.539962000</meta:creation-date>
    <dc:date>2017-07-27T12:04:48.056412000</dc:date>
    <meta:editing-duration>PT13M34S</meta:editing-duration>
    <meta:editing-cycles>4</meta:editing-cycles>
    <meta:generator>LibreOffice/5.0.2.2$MacOSX_X86_64 LibreOffice_project/37b43f919e4de5eeaca9b9755ed688758a8251fe</meta:generator>
    <meta:document-statistic meta:table-count="1" meta:cell-count="308" meta:object-count="0"/>
  </office:meta>
</office:document-meta>
</file>